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3b30" officeooo:paragraph-rsid="00073b30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73b30" officeooo:paragraph-rsid="00073b3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73b30" officeooo:paragraph-rsid="00073b3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91158" officeooo:paragraph-rsid="0009115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1 </text:span>– GERENCIAMENTO DE USUÁRIOS E GRUPOS 08 – ALTERAR E EXCLUIR USUÁRIOS – CHFN E USERDEL</text:p>
      <text:p text:style-name="P1"/>
      <text:p text:style-name="P2">*** GERENCIAMENTO DE USUÁRIOS ***</text:p>
      <text:p text:style-name="P2"/>
      <text:p text:style-name="P3">chfn – Alerar informações dos usuários</text:p>
      <text:p text:style-name="P3"/>
      <text:p text:style-name="P3">Sintaxe: </text:p>
      <text:p text:style-name="P3"/>
      <text:p text:style-name="P3">chfn [opções] [usuário]</text:p>
      <text:p text:style-name="P3"/>
      <text:p text:style-name="P3">-f <text:tab/>nome_completo</text:p>
      <text:p text:style-name="P3">- r<text:tab/>número da sala</text:p>
      <text:p text:style-name="P3">-w<text:tab/>telefone comercial</text:p>
      <text:p text:style-name="P3">-h <text:tab/>telefone residencial</text:p>
      <text:p text:style-name="P3"/>
      <text:p text:style-name="P3">cat /etc/passwd</text:p>
      <text:p text:style-name="P3"/>
      <text:p text:style-name="P4">Comando userdel – Exclui uma conta de usuário </text:p>
      <text:p text:style-name="P4">Sintaxe: </text:p>
      <text:p text:style-name="P4"/>
      <text:p text:style-name="P4">userdel []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3:49:23.733515034</meta:creation-date>
    <dc:date>2020-04-01T14:00:43.428651053</dc:date>
    <meta:editing-duration>PT11M20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53" meta:character-count="351" meta:non-whitespace-character-count="301"/>
  </office:meta>
</office:document-meta>
</file>